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b69fa" officeooo:paragraph-rsid="003b69f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78d76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be41e" style:font-name-asian="Arial3" style:font-size-asian="12pt" style:font-style-asian="normal" style:font-weight-asian="normal" style:font-name-complex="Arial3" style:font-size-complex="12pt" style:text-emphasize="none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3be41e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officeooo:paragraph-rsid="003be41e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add9b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dd9b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b69fa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b7dfc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708f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be41e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7ead7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69fa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7dfc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a708f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be41e" style:font-style-asian="normal" style:font-weight-asian="normal" style:text-emphasize="none"/>
    </style:style>
    <style:style style:name="T21" style:family="text">
      <style:text-properties officeooo:rsid="00129edb"/>
    </style:style>
    <style:style style:name="T22" style:family="text">
      <style:text-properties officeooo:rsid="001adcec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5" style:family="text">
      <style:text-properties officeooo:rsid="002f63c7"/>
    </style:style>
    <style:style style:name="T26" style:family="text">
      <style:text-properties fo:language="ro" fo:country="RO" officeooo:rsid="002f63c7" style:font-size-asian="12pt" style:font-size-complex="12pt"/>
    </style:style>
    <style:style style:name="T27" style:family="text">
      <style:text-properties fo:language="ro" fo:country="RO" officeooo:rsid="00254b51" style:font-size-asian="12pt" style:font-size-complex="12pt"/>
    </style:style>
    <style:style style:name="T28" style:family="text">
      <style:text-properties fo:language="ro" fo:country="RO" officeooo:rsid="0035abf2" style:font-size-asian="12pt" style:font-size-complex="12pt"/>
    </style:style>
    <style:style style:name="T29" style:family="text">
      <style:text-properties fo:language="ro" fo:country="RO" officeooo:rsid="0036ebcb" style:font-size-asian="12pt" style:font-size-complex="12pt"/>
    </style:style>
    <style:style style:name="T30" style:family="text">
      <style:text-properties fo:language="ro" fo:country="RO" officeooo:rsid="0039436d" style:font-size-asian="12pt" style:font-size-complex="12pt"/>
    </style:style>
    <style:style style:name="T31" style:family="text">
      <style:text-properties fo:language="ro" fo:country="RO" officeooo:rsid="003b69fa" style:font-size-asian="12pt" style:font-size-complex="12pt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9436d" style:font-size-asian="12pt" style:font-style-asian="normal" style:font-weight-asian="normal" style:font-size-complex="12pt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031f7d5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39436d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3b69fa" style:font-style-asian="normal" style:font-weight-asian="normal" style:text-emphasize="none"/>
    </style:style>
    <style:style style:name="T36" style:family="text">
      <style:text-properties officeooo:rsid="003be41e"/>
    </style:style>
    <style:style style:name="T37" style:family="text">
      <style:text-properties officeooo:rsid="003b7dfc"/>
    </style:style>
    <style:style style:name="T38" style:family="text">
      <style:text-properties officeooo:rsid="003a70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Templat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1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0"><text:span text:style-name="T30">”Add to cart” button from </text:span><text:span text:style-name="T31">Single product</text:span><text:span text:style-name="T30"> page</text:span><text:span text:style-name="T26"> </text:span><text:span text:style-name="T27">–</text:span><text:span text:style-name="T28"> </text:span><text:span text:style-name="T30">some items</text:span><text:span text:style-name="T29"> can not </text:span><text:span text:style-name="T30">be</text:span><text:span text:style-name="T29"> </text:span><text:span text:style-name="T32">added to cart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7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18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21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23">Chrome </text:span><text:span text:style-name="T24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22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5">1</text:span></text:p>
          </table:table-cell>
        </table:table-row>
      </table:table>
      <text:p text:style-name="P1"/>
      <text:p text:style-name="P1"/>
      <text:p text:style-name="P10">Description</text:p>
      <text:p text:style-name="P24"><text:span text:style-name="T7">By pressing “add to cart” button </text:span><text:span text:style-name="T12">from</text:span><text:span text:style-name="T14"> Single product</text:span><text:span text:style-name="T12"> page </text:span><text:span text:style-name="T7">f</text:span><text:span text:style-name="T13">or each of</text:span><text:span text:style-name="T7"> all products, </text:span><text:span text:style-name="T9">for</text:span><text:span text:style-name="T7"> three items</text:span><text:span text:style-name="T13">:</text:span><text:span text:style-name="T7"> </text:span></text:p>
      <text:p text:style-name="P24"><text:span text:style-name="T14"><text:tab/>-</text:span><text:span text:style-name="T9">Sauce Labs Bolt T-shirt, </text:span></text:p>
      <text:p text:style-name="P24"><text:span text:style-name="T14"><text:tab/>-</text:span><text:span text:style-name="T9">Sauce Labs Fleece Jacket </text:span></text:p>
      <text:p text:style-name="P24"><text:span text:style-name="T14"><text:tab/>-</text:span><text:span text:style-name="T9">Test.allTheThings() T-Shirt (Red) </text:span></text:p>
      <text:p text:style-name="P24"><text:span text:style-name="T9">“add to cart” button </text:span><text:span text:style-name="T11">from Single product page </text:span><text:span text:style-name="T9">is not functional.</text:span></text:p>
      <text:p text:style-name="P13"/>
      <text:p text:style-name="P14"/>
      <text:p text:style-name="P10">Steps to reproduce</text:p>
      <text:p text:style-name="P12">1. access site www.saucedemo.com in Chrome </text:p>
      <text:p text:style-name="P19"><text:span text:style-name="T7">2. insert valid data in field “Username” </text:span><text:span text:style-name="T8">(</text:span><text:span text:style-name="T10">error</text:span><text:span text:style-name="T8">_user)</text:span></text:p>
      <text:p text:style-name="P19"><text:span text:style-name="T7">3. insert valid data in field “Password” </text:span><text:span text:style-name="T8">(secret_sauce)</text:span></text:p>
      <text:p text:style-name="P15">4. press “Login” button</text:p>
      <text:p text:style-name="P16">5. press name of one product</text:p>
      <text:p text:style-name="P22">6. press “add to cart” button</text:p>
      <text:p text:style-name="P22">7. click “back to products” button</text:p>
      <text:p text:style-name="P22">8. repeat step 5, 6 and 7 for all the products</text:p>
      <text:p text:style-name="P22">9. press the icon off the cart </text:p>
      <text:p text:style-name="P16"/>
      <text:p text:style-name="P16"/>
      <text:p text:style-name="P10">Expected result</text:p>
      <text:p text:style-name="P25"><text:span text:style-name="T16">By pressing </text:span><text:span text:style-name="T15">“add to cart” button </text:span><text:span text:style-name="T18">from </text:span><text:span text:style-name="T20">Single product</text:span><text:span text:style-name="T18"> page </text:span><text:span text:style-name="T15">f</text:span><text:span text:style-name="T19">or each of</text:span><text:span text:style-name="T15"> all products, they are added to cart and the number 6 appears next to the cart and also the ”add to cart” button of products from </text:span><text:span text:style-name="T20">Single product</text:span><text:span text:style-name="T15"> page is modified in “remove” button.</text:span></text:p>
      <text:p text:style-name="P13"/>
      <text:p text:style-name="P13"><text:soft-page-break/></text:p>
      <text:p text:style-name="P13"/>
      <text:p text:style-name="P10">Actual result</text:p>
      <text:p text:style-name="P23">By pressing “add to cart” button <text:span text:style-name="T37">from </text:span><text:span text:style-name="T36">Single product</text:span><text:span text:style-name="T37"> page </text:span>f<text:span text:style-name="T38">or each of</text:span> all products, for three items<text:span text:style-name="T38">:<text:line-break/><text:tab/>- </text:span>Sauce Labs Bolt T-shirt<text:line-break/><text:span text:style-name="T38"><text:tab/>- </text:span>Sauce Labs Fleece Jacket<text:line-break/><text:span text:style-name="T38"><text:tab/>- </text:span>Test.allTheThings() T-Shirt (Red) <text:line-break/>“add to cart” button is not functional.</text:p>
      <text:p text:style-name="P23"/>
      <text:p text:style-name="P10">Notes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6</meta:editing-cycles>
    <meta:creation-date>2024-02-05T18:33:00</meta:creation-date>
    <dc:date>2024-05-04T16:10:01.457000000</dc:date>
    <meta:editing-duration>PT2H20M59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4" meta:word-count="249" meta:character-count="1480" meta:non-whitespace-character-count="1257"/>
    <meta:user-defined meta:name="AppVersion">16.0000</meta:user-defined>
    <meta:template xlink:type="simple" xlink:actuate="onRequest" xlink:title="Normal" xlink:href=""/>
  </office:meta>
</office:document-meta>
</file>